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4" style:parent-style-name="Fuentedepárrafopredeter." style:family="text">
      <style:text-properties fo:color="#4472C4" fo:font-size="10pt" style:font-size-asian="10pt" style:font-size-complex="10pt"/>
    </style:style>
    <style:style style:name="T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color="#4472C4" fo:font-size="10pt" style:font-size-asian="10pt" style:font-size-complex="10pt"/>
    </style:style>
    <style:style style:name="T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color="#4472C4" fo:font-size="10pt" style:font-size-asian="10pt" style:font-size-complex="10pt"/>
    </style:style>
    <style:style style:name="T9" style:parent-style-name="Fuentedepárrafopredeter." style:family="text">
      <style:text-properties fo:color="#4472C4" fo:font-size="10pt" style:font-size-asian="10pt" style:font-size-complex="10pt"/>
    </style:style>
    <style:style style:name="T1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P11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2" style:parent-style-name="Fuentedepárrafopredeter." style:family="text">
      <style:text-properties fo:color="#4472C4" fo:font-size="10pt" style:font-size-asian="10pt" style:font-size-complex="10pt"/>
    </style:style>
    <style:style style:name="T1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6" style:parent-style-name="Fuentedepárrafopredeter." style:family="text">
      <style:text-properties fo:color="#4472C4" fo:font-size="10pt" style:font-size-asian="10pt" style:font-size-complex="10pt"/>
    </style:style>
    <style:style style:name="T1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8" style:parent-style-name="Fuentedepárrafopredeter." style:family="text">
      <style:text-properties fo:color="#4472C4" fo:font-size="10pt" style:font-size-asian="10pt" style:font-size-complex="10pt"/>
    </style:style>
    <style:style style:name="T1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color="#4472C4" fo:font-size="10pt" style:font-size-asian="10pt" style:font-size-complex="10pt"/>
    </style:style>
    <style:style style:name="T2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color="#4472C4" fo:font-size="10pt" style:font-size-asian="10pt" style:font-size-complex="10pt"/>
    </style:style>
    <style:style style:name="T23" style:parent-style-name="Fuentedepárrafopredeter." style:family="text">
      <style:text-properties fo:color="#4472C4" fo:font-size="10pt" style:font-size-asian="10pt" style:font-size-complex="10pt"/>
    </style:style>
    <style:style style:name="T2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color="#4472C4" fo:font-size="10pt" style:font-size-asian="10pt" style:font-size-complex="10pt"/>
    </style:style>
    <style:style style:name="T2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fo:color="#4472C4" fo:font-size="10pt" style:font-size-asian="10pt" style:font-size-complex="10pt"/>
    </style:style>
    <style:style style:name="T2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fo:color="#4472C4" fo:font-size="10pt" style:font-size-asian="10pt" style:font-size-complex="10pt"/>
    </style:style>
    <style:style style:name="T3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fo:color="#4472C4" fo:font-size="10pt" style:font-size-asian="10pt" style:font-size-complex="10pt"/>
    </style:style>
    <style:style style:name="T3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color="#4472C4" fo:font-size="10pt" style:font-size-asian="10pt" style:font-size-complex="10pt"/>
    </style:style>
    <style:style style:name="T3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fo:color="#4472C4" fo:font-size="10pt" style:font-size-asian="10pt" style:font-size-complex="10pt"/>
    </style:style>
    <style:style style:name="T36" style:parent-style-name="Fuentedepárrafopredeter." style:family="text">
      <style:text-properties fo:color="#4472C4" fo:font-size="10pt" style:font-size-asian="10pt" style:font-size-complex="10pt"/>
    </style:style>
    <style:style style:name="T3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color="#4472C4" fo:font-size="10pt" style:font-size-asian="10pt" style:font-size-complex="10pt"/>
    </style:style>
    <style:style style:name="T4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color="#4472C4" fo:font-size="10pt" style:font-size-asian="10pt" style:font-size-complex="10pt"/>
    </style:style>
    <style:style style:name="T4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fo:color="#4472C4" fo:font-size="10pt" style:font-size-asian="10pt" style:font-size-complex="10pt"/>
    </style:style>
    <style:style style:name="T4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46" style:parent-style-name="Fuentedepárrafopredeter." style:family="text">
      <style:text-properties fo:color="#4472C4" fo:font-size="10pt" style:font-size-asian="10pt" style:font-size-complex="10pt"/>
    </style:style>
    <style:style style:name="T4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49" style:parent-style-name="Fuentedepárrafopredeter." style:family="text">
      <style:text-properties fo:color="#4472C4" fo:font-size="10pt" style:font-size-asian="10pt" style:font-size-complex="10pt"/>
    </style:style>
    <style:style style:name="T5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fo:color="#4472C4" fo:font-size="10pt" style:font-size-asian="10pt" style:font-size-complex="10pt"/>
    </style:style>
    <style:style style:name="T5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fo:color="#4472C4" fo:font-size="10pt" style:font-size-asian="10pt" style:font-size-complex="10pt"/>
    </style:style>
    <style:style style:name="T5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color="#4472C4" fo:font-size="10pt" style:font-size-asian="10pt" style:font-size-complex="10pt"/>
    </style:style>
    <style:style style:name="T56" style:parent-style-name="Fuentedepárrafopredeter." style:family="text">
      <style:text-properties fo:color="#4472C4" fo:font-size="10pt" style:font-size-asian="10pt" style:font-size-complex="10pt"/>
    </style:style>
    <style:style style:name="T5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fo:color="#4472C4" fo:font-size="10pt" style:font-size-asian="10pt" style:font-size-complex="10pt"/>
    </style:style>
    <style:style style:name="T59" style:parent-style-name="Fuentedepárrafopredeter." style:family="text">
      <style:text-properties fo:color="#4472C4" fo:font-size="10pt" style:font-size-asian="10pt" style:font-size-complex="10pt"/>
    </style:style>
    <style:style style:name="T6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color="#4472C4" fo:font-size="10pt" style:font-size-asian="10pt" style:font-size-complex="10pt"/>
    </style:style>
    <style:style style:name="T62" style:parent-style-name="Fuentedepárrafopredeter." style:family="text">
      <style:text-properties fo:color="#4472C4" fo:font-size="10pt" style:font-size-asian="10pt" style:font-size-complex="10pt"/>
    </style:style>
    <style:style style:name="T6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fo:color="#4472C4" fo:font-size="10pt" style:font-size-asian="10pt" style:font-size-complex="10pt"/>
    </style:style>
    <style:style style:name="T6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fo:color="#4472C4" fo:font-size="10pt" style:font-size-asian="10pt" style:font-size-complex="10pt"/>
    </style:style>
    <style:style style:name="T67" style:parent-style-name="Fuentedepárrafopredeter." style:family="text">
      <style:text-properties fo:color="#4472C4" fo:font-size="10pt" style:font-size-asian="10pt" style:font-size-complex="10pt"/>
    </style:style>
    <style:style style:name="T6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fo:color="#4472C4" fo:font-size="10pt" style:font-size-asian="10pt" style:font-size-complex="10pt"/>
    </style:style>
    <style:style style:name="T70" style:parent-style-name="Fuentedepárrafopredeter." style:family="text">
      <style:text-properties fo:color="#4472C4" fo:font-size="10pt" style:font-size-asian="10pt" style:font-size-complex="10pt"/>
    </style:style>
    <style:style style:name="T7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P72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73" style:parent-style-name="Fuentedepárrafopredeter." style:family="text">
      <style:text-properties fo:color="#4472C4" fo:font-size="10pt" style:font-size-asian="10pt" style:font-size-complex="10pt"/>
    </style:style>
    <style:style style:name="T7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color="#4472C4" fo:font-size="10pt" style:font-size-asian="10pt" style:font-size-complex="10pt"/>
    </style:style>
    <style:style style:name="T76" style:parent-style-name="Fuentedepárrafopredeter." style:family="text">
      <style:text-properties fo:color="#4472C4" fo:font-size="10pt" style:font-size-asian="10pt" style:font-size-complex="10pt"/>
    </style:style>
    <style:style style:name="T77" style:parent-style-name="Fuentedepárrafopredeter." style:family="text">
      <style:text-properties fo:color="#4472C4" fo:font-size="10pt" style:font-size-asian="10pt" style:font-size-complex="10pt"/>
    </style:style>
    <style:style style:name="T78" style:parent-style-name="Fuentedepárrafopredeter." style:family="text">
      <style:text-properties fo:color="#4472C4" fo:font-size="10pt" style:font-size-asian="10pt" style:font-size-complex="10pt"/>
    </style:style>
    <style:style style:name="T79" style:parent-style-name="Fuentedepárrafopredeter." style:family="text">
      <style:text-properties fo:color="#4472C4" fo:font-size="10pt" style:font-size-asian="10pt" style:font-size-complex="10pt"/>
    </style:style>
    <style:style style:name="T80" style:parent-style-name="Fuentedepárrafopredeter." style:family="text">
      <style:text-properties fo:color="#4472C4" fo:font-size="10pt" style:font-size-asian="10pt" style:font-size-complex="10pt"/>
    </style:style>
    <style:style style:name="T8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fo:color="#4472C4" fo:font-size="10pt" style:font-size-asian="10pt" style:font-size-complex="10pt"/>
    </style:style>
    <style:style style:name="T8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fo:color="#4472C4" fo:font-size="10pt" style:font-size-asian="10pt" style:font-size-complex="10pt"/>
    </style:style>
    <style:style style:name="T8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fo:color="#4472C4" fo:font-size="10pt" style:font-size-asian="10pt" style:font-size-complex="10pt"/>
    </style:style>
    <style:style style:name="T87" style:parent-style-name="Fuentedepárrafopredeter." style:family="text">
      <style:text-properties fo:color="#4472C4" fo:font-size="10pt" style:font-size-asian="10pt" style:font-size-complex="10pt"/>
    </style:style>
    <style:style style:name="T8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fo:color="#4472C4" fo:font-size="10pt" style:font-size-asian="10pt" style:font-size-complex="10pt"/>
    </style:style>
    <style:style style:name="T9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fo:color="#4472C4" fo:font-size="10pt" style:font-size-asian="10pt" style:font-size-complex="10pt"/>
    </style:style>
    <style:style style:name="T92" style:parent-style-name="Fuentedepárrafopredeter." style:family="text">
      <style:text-properties fo:color="#4472C4" fo:font-size="10pt" style:font-size-asian="10pt" style:font-size-complex="10pt"/>
    </style:style>
    <style:style style:name="T9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95" style:parent-style-name="Fuentedepárrafopredeter." style:family="text">
      <style:text-properties fo:color="#4472C4" fo:font-size="10pt" style:font-size-asian="10pt" style:font-size-complex="10pt"/>
    </style:style>
    <style:style style:name="T96" style:parent-style-name="Fuentedepárrafopredeter." style:family="text">
      <style:text-properties fo:color="#4472C4" fo:font-size="10pt" style:font-size-asian="10pt" style:font-size-complex="10pt"/>
    </style:style>
    <style:style style:name="T9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color="#4472C4" fo:font-size="10pt" style:font-size-asian="10pt" style:font-size-complex="10pt"/>
    </style:style>
    <style:style style:name="T9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fo:color="#4472C4" fo:font-size="10pt" style:font-size-asian="10pt" style:font-size-complex="10pt"/>
    </style:style>
    <style:style style:name="T10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03" style:parent-style-name="Fuentedepárrafopredeter." style:family="text">
      <style:text-properties fo:color="#4472C4" fo:font-size="10pt" style:font-size-asian="10pt" style:font-size-complex="10pt"/>
    </style:style>
    <style:style style:name="T10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fo:color="#4472C4" fo:font-size="10pt" style:font-size-asian="10pt" style:font-size-complex="10pt"/>
    </style:style>
    <style:style style:name="T10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fo:color="#4472C4" fo:font-size="10pt" style:font-size-asian="10pt" style:font-size-complex="10pt"/>
    </style:style>
    <style:style style:name="T10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fo:color="#4472C4" fo:font-size="10pt" style:font-size-asian="10pt" style:font-size-complex="10pt"/>
    </style:style>
    <style:style style:name="T11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fo:color="#4472C4" fo:font-size="10pt" style:font-size-asian="10pt" style:font-size-complex="10pt"/>
    </style:style>
    <style:style style:name="T11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fo:color="#4472C4" fo:font-size="10pt" style:font-size-asian="10pt" style:font-size-complex="10pt"/>
    </style:style>
    <style:style style:name="T114" style:parent-style-name="Fuentedepárrafopredeter." style:family="text">
      <style:text-properties fo:color="#4472C4" fo:font-size="10pt" style:font-size-asian="10pt" style:font-size-complex="10pt"/>
    </style:style>
    <style:style style:name="T115" style:parent-style-name="Fuentedepárrafopredeter." style:family="text">
      <style:text-properties fo:color="#4472C4" fo:font-size="10pt" style:font-size-asian="10pt" style:font-size-complex="10pt"/>
    </style:style>
    <style:style style:name="T11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fo:color="#4472C4" fo:font-size="10pt" style:font-size-asian="10pt" style:font-size-complex="10pt"/>
    </style:style>
    <style:style style:name="T11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20" style:parent-style-name="Fuentedepárrafopredeter." style:family="text">
      <style:text-properties fo:color="#4472C4" fo:font-size="12pt" style:font-size-asian="12pt" style:font-size-complex="12pt"/>
    </style:style>
    <style:style style:name="T121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2" style:parent-style-name="Fuentedepárrafopredeter." style:family="text">
      <style:text-properties fo:color="#4472C4" fo:font-size="12pt" style:font-size-asian="12pt" style:font-size-complex="12pt"/>
    </style:style>
    <style:style style:name="T12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fo:color="#4472C4" fo:font-size="12pt" style:font-size-asian="12pt" style:font-size-complex="12pt"/>
    </style:style>
    <style:style style:name="T125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fo:color="#4472C4" fo:font-size="12pt" style:font-size-asian="12pt" style:font-size-complex="12pt"/>
    </style:style>
    <style:style style:name="T127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fo:color="#4472C4" fo:font-size="12pt" style:font-size-asian="12pt" style:font-size-complex="12pt"/>
    </style:style>
    <style:style style:name="T12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fo:color="#4472C4" fo:font-size="12pt" style:font-size-asian="12pt" style:font-size-complex="12pt"/>
    </style:style>
    <style:style style:name="T131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32" style:parent-style-name="Fuentedepárrafopredeter." style:family="text">
      <style:text-properties fo:color="#4472C4" fo:font-size="12pt" style:font-size-asian="12pt" style:font-size-complex="12pt"/>
    </style:style>
    <style:style style:name="T13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34" style:parent-style-name="Fuentedepárrafopredeter." style:family="text">
      <style:text-properties fo:color="#4472C4" fo:font-size="12pt" style:font-size-asian="12pt" style:font-size-complex="12pt"/>
    </style:style>
    <style:style style:name="T135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fo:color="#4472C4" fo:font-size="12pt" style:font-size-asian="12pt" style:font-size-complex="12pt"/>
    </style:style>
    <style:style style:name="T137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fo:color="#4472C4" fo:font-size="12pt" style:font-size-asian="12pt" style:font-size-complex="12pt"/>
    </style:style>
    <style:style style:name="T139" style:parent-style-name="Fuentedepárrafopredeter." style:family="text">
      <style:text-properties fo:color="#4472C4" fo:font-size="12pt" style:font-size-asian="12pt" style:font-size-complex="12pt"/>
    </style:style>
    <style:style style:name="T140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41" style:parent-style-name="Fuentedepárrafopredeter." style:family="text">
      <style:text-properties fo:color="#4472C4" fo:font-size="12pt" style:font-size-asian="12pt" style:font-size-complex="12pt"/>
    </style:style>
    <style:style style:name="T142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43" style:parent-style-name="Fuentedepárrafopredeter." style:family="text">
      <style:text-properties fo:color="#4472C4" fo:font-size="12pt" style:font-size-asian="12pt" style:font-size-complex="12pt"/>
    </style:style>
    <style:style style:name="T144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45" style:parent-style-name="Fuentedepárrafopredeter." style:family="text">
      <style:text-properties fo:color="#4472C4" fo:font-size="12pt" style:font-size-asian="12pt" style:font-size-complex="12pt"/>
    </style:style>
    <style:style style:name="T146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fo:color="#4472C4" fo:font-size="12pt" style:font-size-asian="12pt" style:font-size-complex="12pt"/>
    </style:style>
    <style:style style:name="T148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50" style:parent-style-name="Fuentedepárrafopredeter." style:family="text">
      <style:text-properties fo:color="#4472C4" fo:font-size="12pt" style:font-size-asian="12pt" style:font-size-complex="12pt"/>
    </style:style>
    <style:style style:name="T151" style:parent-style-name="Fuentedepárrafopredeter." style:family="text">
      <style:text-properties fo:color="#4472C4" fo:font-size="12pt" style:font-size-asian="12pt" style:font-size-complex="12pt"/>
    </style:style>
    <style:style style:name="T152" style:parent-style-name="Fuentedepárrafopredeter." style:family="text">
      <style:text-properties fo:color="#4472C4" fo:font-size="12pt" style:font-size-asian="12pt" style:font-size-complex="12pt"/>
    </style:style>
    <style:style style:name="T153" style:parent-style-name="Fuentedepárrafopredeter." style:family="text">
      <style:text-properties fo:color="#4472C4" fo:font-size="12pt" style:font-size-asian="12pt" style:font-size-complex="12pt"/>
    </style:style>
    <style:style style:name="T154" style:parent-style-name="Fuentedepárrafopredeter." style:family="text">
      <style:text-properties fo:color="#4472C4" fo:font-size="12pt" style:font-size-asian="12pt" style:font-size-complex="12pt"/>
    </style:style>
    <style:style style:name="T155" style:parent-style-name="Fuentedepárrafopredeter." style:family="text">
      <style:text-properties fo:color="#4472C4" fo:font-size="12pt" style:font-size-asian="12pt" style:font-size-complex="12pt"/>
    </style:style>
    <style:style style:name="T156" style:parent-style-name="Fuentedepárrafopredeter." style:family="text">
      <style:text-properties fo:color="#4472C4" fo:font-size="12pt" style:font-size-asian="12pt" style:font-size-complex="12pt"/>
    </style:style>
    <style:style style:name="T157" style:parent-style-name="Fuentedepárrafopredeter." style:family="text">
      <style:text-properties fo:color="#4472C4" fo:font-size="12pt" style:font-size-asian="12pt" style:font-size-complex="12pt"/>
    </style:style>
    <style:style style:name="T158" style:parent-style-name="Fuentedepárrafopredeter." style:family="text">
      <style:text-properties fo:color="#4472C4" fo:font-size="12pt" style:font-size-asian="12pt" style:font-size-complex="12pt"/>
    </style:style>
    <style:style style:name="T15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fo:color="#4472C4" fo:font-size="12pt" style:font-size-asian="12pt" style:font-size-complex="12pt"/>
    </style:style>
    <style:style style:name="T161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62" style:parent-style-name="Fuentedepárrafopredeter." style:family="text">
      <style:text-properties fo:color="#4472C4" fo:font-size="12pt" style:font-size-asian="12pt" style:font-size-complex="12pt"/>
    </style:style>
    <style:style style:name="T163" style:parent-style-name="Fuentedepárrafopredeter." style:family="text">
      <style:text-properties fo:color="#4472C4" fo:font-size="12pt" style:font-size-asian="12pt" style:font-size-complex="12pt"/>
    </style:style>
    <style:style style:name="T164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66" style:parent-style-name="Fuentedepárrafopredeter." style:family="text">
      <style:text-properties fo:color="#4472C4" fo:font-size="12pt" style:font-size-asian="12pt" style:font-size-complex="12pt"/>
    </style:style>
    <style:style style:name="T167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68" style:parent-style-name="Fuentedepárrafopredeter." style:family="text">
      <style:text-properties fo:color="#4472C4" fo:font-size="12pt" style:font-size-asian="12pt" style:font-size-complex="12pt"/>
    </style:style>
    <style:style style:name="T16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fo:color="#4472C4" fo:font-size="12pt" style:font-size-asian="12pt" style:font-size-complex="12pt"/>
    </style:style>
    <style:style style:name="T172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74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175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fo:color="#4472C4" fo:font-size="10pt" style:font-size-asian="10pt" style:font-size-complex="10pt"/>
    </style:style>
    <style:style style:name="T17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7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7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Fuentedepárrafopredeter." style:family="text">
      <style:text-properties fo:color="#4472C4" fo:font-size="10pt" style:font-size-asian="10pt" style:font-size-complex="10pt"/>
    </style:style>
    <style:style style:name="T18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uentedepárrafopredeter." style:family="text">
      <style:text-properties fo:color="#4472C4" fo:font-size="10pt" style:font-size-asian="10pt" style:font-size-complex="10pt"/>
    </style:style>
    <style:style style:name="T18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8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85" style:parent-style-name="Fuentedepárrafopredeter." style:family="text">
      <style:text-properties fo:color="#4472C4" fo:font-size="10pt" style:font-size-asian="10pt" style:font-size-complex="10pt"/>
    </style:style>
    <style:style style:name="T18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Fuentedepárrafopredeter." style:family="text">
      <style:text-properties fo:color="#4472C4" fo:font-size="10pt" style:font-size-asian="10pt" style:font-size-complex="10pt"/>
    </style:style>
    <style:style style:name="T18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90" style:parent-style-name="Fuentedepárrafopredeter." style:family="text">
      <style:text-properties fo:color="#4472C4" fo:font-size="10pt" style:font-size-asian="10pt" style:font-size-complex="10pt"/>
    </style:style>
    <style:style style:name="T191" style:parent-style-name="Fuentedepárrafopredeter." style:family="text">
      <style:text-properties fo:color="#4472C4" fo:font-size="10pt" style:font-size-asian="10pt" style:font-size-complex="10pt"/>
    </style:style>
    <style:style style:name="T19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Fuentedepárrafopredeter." style:family="text">
      <style:text-properties fo:color="#4472C4" fo:font-size="10pt" style:font-size-asian="10pt" style:font-size-complex="10pt"/>
    </style:style>
    <style:style style:name="T194" style:parent-style-name="Fuentedepárrafopredeter." style:family="text">
      <style:text-properties fo:color="#4472C4" fo:font-size="10pt" style:font-size-asian="10pt" style:font-size-complex="10pt"/>
    </style:style>
    <style:style style:name="T19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Fuentedepárrafopredeter." style:family="text">
      <style:text-properties fo:color="#4472C4" fo:font-size="10pt" style:font-size-asian="10pt" style:font-size-complex="10pt"/>
    </style:style>
    <style:style style:name="T197" style:parent-style-name="Fuentedepárrafopredeter." style:family="text">
      <style:text-properties fo:color="#4472C4" fo:font-size="10pt" style:font-size-asian="10pt" style:font-size-complex="10pt"/>
    </style:style>
    <style:style style:name="T19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Fuentedepárrafopredeter." style:family="text">
      <style:text-properties fo:color="#4472C4" fo:font-size="10pt" style:font-size-asian="10pt" style:font-size-complex="10pt"/>
    </style:style>
    <style:style style:name="T200" style:parent-style-name="Fuentedepárrafopredeter." style:family="text">
      <style:text-properties fo:color="#4472C4" fo:font-size="10pt" style:font-size-asian="10pt" style:font-size-complex="10pt"/>
    </style:style>
    <style:style style:name="T20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02" style:parent-style-name="Fuentedepárrafopredeter." style:family="text">
      <style:text-properties fo:color="#4472C4" fo:font-size="10pt" style:font-size-asian="10pt" style:font-size-complex="10pt"/>
    </style:style>
    <style:style style:name="T203" style:parent-style-name="Fuentedepárrafopredeter." style:family="text">
      <style:text-properties fo:color="#4472C4" fo:font-size="10pt" style:font-size-asian="10pt" style:font-size-complex="10pt"/>
    </style:style>
    <style:style style:name="T20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Fuentedepárrafopredeter." style:family="text">
      <style:text-properties fo:color="#4472C4" fo:font-size="10pt" style:font-size-asian="10pt" style:font-size-complex="10pt"/>
    </style:style>
    <style:style style:name="T206" style:parent-style-name="Fuentedepárrafopredeter." style:family="text">
      <style:text-properties fo:color="#4472C4" fo:font-size="10pt" style:font-size-asian="10pt" style:font-size-complex="10pt"/>
    </style:style>
    <style:style style:name="T20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uentedepárrafopredeter." style:family="text">
      <style:text-properties fo:color="#4472C4" fo:font-size="10pt" style:font-size-asian="10pt" style:font-size-complex="10pt"/>
    </style:style>
    <style:style style:name="T209" style:parent-style-name="Fuentedepárrafopredeter." style:family="text">
      <style:text-properties fo:color="#4472C4" fo:font-size="10pt" style:font-size-asian="10pt" style:font-size-complex="10pt"/>
    </style:style>
    <style:style style:name="T210" style:parent-style-name="Fuentedepárrafopredeter." style:family="text">
      <style:text-properties fo:color="#4472C4" fo:font-size="10pt" style:font-size-asian="10pt" style:font-size-complex="10pt"/>
    </style:style>
    <style:style style:name="T21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Fuentedepárrafopredeter." style:family="text">
      <style:text-properties fo:color="#4472C4" fo:font-size="10pt" style:font-size-asian="10pt" style:font-size-complex="10pt"/>
    </style:style>
    <style:style style:name="T21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4" style:parent-style-name="Fuentedepárrafopredeter." style:family="text">
      <style:text-properties fo:color="#4472C4" fo:font-size="10pt" style:font-size-asian="10pt" style:font-size-complex="10pt"/>
    </style:style>
    <style:style style:name="T215" style:parent-style-name="Fuentedepárrafopredeter." style:family="text">
      <style:text-properties fo:color="#4472C4" fo:font-size="10pt" style:font-size-asian="10pt" style:font-size-complex="10pt"/>
    </style:style>
    <style:style style:name="T21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7" style:parent-style-name="Fuentedepárrafopredeter." style:family="text">
      <style:text-properties fo:color="#4472C4" fo:font-size="10pt" style:font-size-asian="10pt" style:font-size-complex="10pt"/>
    </style:style>
    <style:style style:name="T21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Fuentedepárrafopredeter." style:family="text">
      <style:text-properties fo:color="#4472C4" fo:font-size="10pt" style:font-size-asian="10pt" style:font-size-complex="10pt"/>
    </style:style>
    <style:style style:name="T22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221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22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223" style:parent-style-name="Fuentedepárrafopredeter." style:family="text">
      <style:text-properties fo:color="#4472C4" fo:font-size="10pt" style:font-size-asian="10pt" style:font-size-complex="10pt"/>
    </style:style>
    <style:style style:name="T22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2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Fuentedepárrafopredeter." style:family="text">
      <style:text-properties fo:color="#4472C4" fo:font-size="10pt" style:font-size-asian="10pt" style:font-size-complex="10pt"/>
    </style:style>
    <style:style style:name="T22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Fuentedepárrafopredeter." style:family="text">
      <style:text-properties fo:color="#4472C4" fo:font-size="10pt" style:font-size-asian="10pt" style:font-size-complex="10pt"/>
    </style:style>
    <style:style style:name="T23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3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32" style:parent-style-name="Fuentedepárrafopredeter." style:family="text">
      <style:text-properties fo:color="#4472C4" fo:font-size="10pt" style:font-size-asian="10pt" style:font-size-complex="10pt"/>
    </style:style>
    <style:style style:name="T23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Fuentedepárrafopredeter." style:family="text">
      <style:text-properties fo:color="#4472C4" fo:font-size="10pt" style:font-size-asian="10pt" style:font-size-complex="10pt"/>
    </style:style>
    <style:style style:name="T23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6" style:parent-style-name="Fuentedepárrafopredeter." style:family="text">
      <style:text-properties fo:color="#4472C4" fo:font-size="10pt" style:font-size-asian="10pt" style:font-size-complex="10pt"/>
    </style:style>
    <style:style style:name="T237" style:parent-style-name="Fuentedepárrafopredeter." style:family="text">
      <style:text-properties fo:color="#4472C4" fo:font-size="10pt" style:font-size-asian="10pt" style:font-size-complex="10pt"/>
    </style:style>
    <style:style style:name="T23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9" style:parent-style-name="Fuentedepárrafopredeter." style:family="text">
      <style:text-properties fo:color="#4472C4" fo:font-size="10pt" style:font-size-asian="10pt" style:font-size-complex="10pt"/>
    </style:style>
    <style:style style:name="T240" style:parent-style-name="Fuentedepárrafopredeter." style:family="text">
      <style:text-properties fo:color="#4472C4" fo:font-size="10pt" style:font-size-asian="10pt" style:font-size-complex="10pt"/>
    </style:style>
    <style:style style:name="T24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2" style:parent-style-name="Fuentedepárrafopredeter." style:family="text">
      <style:text-properties fo:color="#4472C4" fo:font-size="10pt" style:font-size-asian="10pt" style:font-size-complex="10pt"/>
    </style:style>
    <style:style style:name="T243" style:parent-style-name="Fuentedepárrafopredeter." style:family="text">
      <style:text-properties fo:color="#4472C4" fo:font-size="10pt" style:font-size-asian="10pt" style:font-size-complex="10pt"/>
    </style:style>
    <style:style style:name="T24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Fuentedepárrafopredeter." style:family="text">
      <style:text-properties fo:color="#4472C4" fo:font-size="10pt" style:font-size-asian="10pt" style:font-size-complex="10pt"/>
    </style:style>
    <style:style style:name="T246" style:parent-style-name="Fuentedepárrafopredeter." style:family="text">
      <style:text-properties fo:color="#4472C4" fo:font-size="10pt" style:font-size-asian="10pt" style:font-size-complex="10pt"/>
    </style:style>
    <style:style style:name="T24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9" style:parent-style-name="Fuentedepárrafopredeter." style:family="text">
      <style:text-properties fo:color="#4472C4" fo:font-size="10pt" style:font-size-asian="10pt" style:font-size-complex="10pt"/>
    </style:style>
    <style:style style:name="T250" style:parent-style-name="Fuentedepárrafopredeter." style:family="text">
      <style:text-properties fo:color="#4472C4" fo:font-size="10pt" style:font-size-asian="10pt" style:font-size-complex="10pt"/>
    </style:style>
    <style:style style:name="T25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2" style:parent-style-name="Fuentedepárrafopredeter." style:family="text">
      <style:text-properties fo:color="#4472C4" fo:font-size="10pt" style:font-size-asian="10pt" style:font-size-complex="10pt"/>
    </style:style>
    <style:style style:name="T253" style:parent-style-name="Fuentedepárrafopredeter." style:family="text">
      <style:text-properties fo:color="#4472C4" fo:font-size="10pt" style:font-size-asian="10pt" style:font-size-complex="10pt"/>
    </style:style>
    <style:style style:name="T25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Fuentedepárrafopredeter." style:family="text">
      <style:text-properties fo:color="#4472C4" fo:font-size="10pt" style:font-size-asian="10pt" style:font-size-complex="10pt"/>
    </style:style>
    <style:style style:name="T256" style:parent-style-name="Fuentedepárrafopredeter." style:family="text">
      <style:text-properties fo:color="#4472C4" fo:font-size="10pt" style:font-size-asian="10pt" style:font-size-complex="10pt"/>
    </style:style>
    <style:style style:name="T25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8" style:parent-style-name="Fuentedepárrafopredeter." style:family="text">
      <style:text-properties fo:color="#4472C4" fo:font-size="10pt" style:font-size-asian="10pt" style:font-size-complex="10pt"/>
    </style:style>
    <style:style style:name="T25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0" style:parent-style-name="Fuentedepárrafopredeter." style:family="text">
      <style:text-properties fo:color="#4472C4" fo:font-size="10pt" style:font-size-asian="10pt" style:font-size-complex="10pt"/>
    </style:style>
    <style:style style:name="T261" style:parent-style-name="Fuentedepárrafopredeter." style:family="text">
      <style:text-properties fo:color="#4472C4" fo:font-size="10pt" style:font-size-asian="10pt" style:font-size-complex="10pt"/>
    </style:style>
    <style:style style:name="T26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3" style:parent-style-name="Fuentedepárrafopredeter." style:family="text">
      <style:text-properties fo:color="#4472C4" fo:font-size="10pt" style:font-size-asian="10pt" style:font-size-complex="10pt"/>
    </style:style>
    <style:style style:name="T26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5" style:parent-style-name="Fuentedepárrafopredeter." style:family="text">
      <style:text-properties fo:color="#4472C4" fo:font-size="10pt" style:font-size-asian="10pt" style:font-size-complex="10pt"/>
    </style:style>
    <style:style style:name="T26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7" style:parent-style-name="Fuentedepárrafopredeter." style:family="text">
      <style:text-properties fo:color="#4472C4" fo:font-size="10pt" style:font-size-asian="10pt" style:font-size-complex="10pt"/>
    </style:style>
    <style:style style:name="P268" style:parent-style-name="Normal" style:family="paragraph">
      <style:text-properties fo:color="#4472C4" fo:font-size="10pt" style:font-size-asian="10pt" style:font-size-complex="10pt"/>
    </style:style>
    <style:style style:name="P269" style:parent-style-name="Normal" style:family="paragraph">
      <style:text-properties fo:color="#4472C4" fo:font-size="10pt" style:font-size-asian="10pt" style:font-size-complex="10pt"/>
    </style:style>
    <style:style style:name="P270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71" style:parent-style-name="Normal" style:family="paragraph">
      <style:text-properties fo:color="#4472C4" fo:font-size="10pt" style:font-size-asian="10pt" style:font-size-complex="10pt"/>
    </style:style>
    <style:style style:name="P272" style:parent-style-name="Normal" style:family="paragraph">
      <style:text-properties fo:color="#4472C4" fo:font-size="10pt" style:font-size-asian="10pt" style:font-size-complex="10pt"/>
    </style:style>
    <style:style style:name="P273" style:parent-style-name="Normal" style:family="paragraph">
      <style:text-properties fo:color="#4472C4" fo:font-size="10pt" style:font-size-asian="10pt" style:font-size-complex="10pt"/>
    </style:style>
    <style:style style:name="T274" style:parent-style-name="Fuentedepárrafopredeter." style:family="text">
      <style:text-properties fo:color="#4472C4" fo:font-size="10pt" style:font-size-asian="10pt" style:font-size-complex="10pt"/>
    </style:style>
    <style:style style:name="T27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7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77" style:parent-style-name="Fuentedepárrafopredeter." style:family="text">
      <style:text-properties fo:color="#4472C4" fo:font-size="10pt" style:font-size-asian="10pt" style:font-size-complex="10pt"/>
    </style:style>
    <style:style style:name="P27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9" style:parent-style-name="Normal" style:family="paragraph">
      <style:text-properties fo:color="#4472C4" fo:font-size="10pt" style:font-size-asian="10pt" style:font-size-complex="10pt"/>
    </style:style>
    <style:style style:name="P280" style:parent-style-name="Normal" style:family="paragraph">
      <style:paragraph-properties fo:text-align="center"/>
      <style:text-properties fo:font-weight="bold" style:font-weight-asian="bold" style:font-weight-complex="bold" fo:color="#4472C4" fo:font-size="18pt" style:font-size-asian="18pt" style:font-size-complex="18pt"/>
    </style:style>
    <style:style style:name="P281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282" style:parent-style-name="Normal" style:family="paragraph">
      <style:paragraph-properties fo:text-align="center" fo:line-height="150%"/>
      <style:text-properties fo:color="#4472C4" fo:font-size="10pt" style:font-size-asian="10pt" style:font-size-complex="10pt"/>
    </style:style>
    <style:style style:name="P283" style:parent-style-name="Normal" style:family="paragraph">
      <style:paragraph-properties fo:line-height="150%"/>
    </style:style>
    <style:style style:name="T284" style:parent-style-name="Fuentedepárrafopredeter." style:family="text">
      <style:text-properties fo:color="#4472C4" fo:font-size="10pt" style:font-size-asian="10pt" style:font-size-complex="10pt"/>
    </style:style>
    <style:style style:name="T28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86" style:parent-style-name="Fuentedepárrafopredeter." style:family="text">
      <style:text-properties fo:color="#4472C4" fo:font-size="10pt" style:font-size-asian="10pt" style:font-size-complex="10pt"/>
    </style:style>
    <style:style style:name="T28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88" style:parent-style-name="Fuentedepárrafopredeter." style:family="text">
      <style:text-properties fo:color="#4472C4" fo:font-size="10pt" style:font-size-asian="10pt" style:font-size-complex="10pt"/>
    </style:style>
    <style:style style:name="T289" style:parent-style-name="Fuentedepárrafopredeter." style:family="text">
      <style:text-properties fo:color="#4472C4" fo:font-size="10pt" style:font-size-asian="10pt" style:font-size-complex="10pt"/>
    </style:style>
    <style:style style:name="P290" style:parent-style-name="Normal" style:family="paragraph">
      <style:paragraph-properties fo:line-height="150%"/>
    </style:style>
    <style:style style:name="T291" style:parent-style-name="Fuentedepárrafopredeter." style:family="text">
      <style:text-properties fo:color="#4472C4" fo:font-size="10pt" style:font-size-asian="10pt" style:font-size-complex="10pt"/>
    </style:style>
    <style:style style:name="T29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293" style:parent-style-name="Normal" style:family="paragraph">
      <style:paragraph-properties fo:line-height="150%"/>
    </style:style>
    <style:style style:name="T294" style:parent-style-name="Fuentedepárrafopredeter." style:family="text">
      <style:text-properties fo:color="#4472C4" fo:font-size="10pt" style:font-size-asian="10pt" style:font-size-complex="10pt"/>
    </style:style>
    <style:style style:name="T29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6" style:parent-style-name="Fuentedepárrafopredeter." style:family="text">
      <style:text-properties fo:color="#4472C4" fo:font-size="10pt" style:font-size-asian="10pt" style:font-size-complex="10pt"/>
    </style:style>
    <style:style style:name="P297" style:parent-style-name="Normal" style:family="paragraph">
      <style:paragraph-properties fo:line-height="150%"/>
    </style:style>
    <style:style style:name="T298" style:parent-style-name="Fuentedepárrafopredeter." style:family="text">
      <style:text-properties fo:color="#4472C4" fo:font-size="10pt" style:font-size-asian="10pt" style:font-size-complex="10pt"/>
    </style:style>
    <style:style style:name="T29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300" style:parent-style-name="Normal" style:family="paragraph">
      <style:paragraph-properties fo:line-height="150%"/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301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02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03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04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05" style:parent-style-name="Normal" style:family="paragraph">
      <style:paragraph-properties fo:line-height="150%"/>
    </style:style>
    <style:style style:name="T30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07" style:parent-style-name="Fuentedepárrafopredeter." style:family="text">
      <style:text-properties fo:color="#4472C4" fo:font-size="10pt" style:font-size-asian="10pt" style:font-size-complex="10pt"/>
    </style:style>
    <style:style style:name="T308" style:parent-style-name="Fuentedepárrafopredeter." style:family="text">
      <style:text-properties fo:color="#4472C4" fo:font-size="10pt" style:font-size-asian="10pt" style:font-size-complex="10pt"/>
    </style:style>
    <style:style style:name="T309" style:parent-style-name="Fuentedepárrafopredeter." style:family="text">
      <style:text-properties fo:color="#4472C4" fo:font-size="10pt" style:font-size-asian="10pt" style:font-size-complex="10pt"/>
    </style:style>
    <style:style style:name="T310" style:parent-style-name="Fuentedepárrafopredeter." style:family="text">
      <style:text-properties fo:color="#4472C4" fo:font-size="10pt" style:font-size-asian="10pt" style:font-size-complex="10pt"/>
    </style:style>
    <style:style style:name="T311" style:parent-style-name="Fuentedepárrafopredeter." style:family="text">
      <style:text-properties fo:color="#4472C4" fo:font-size="10pt" style:font-size-asian="10pt" style:font-size-complex="10pt"/>
    </style:style>
    <style:style style:name="T31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13" style:parent-style-name="Fuentedepárrafopredeter." style:family="text">
      <style:text-properties fo:color="#4472C4" fo:font-size="10pt" style:font-size-asian="10pt" style:font-size-complex="10pt"/>
    </style:style>
    <style:style style:name="T314" style:parent-style-name="Fuentedepárrafopredeter." style:family="text">
      <style:text-properties fo:color="#4472C4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Socio N°:<text:s/></text:span><text:span text:style-name="T5">[SOCIO_NUMERO]</text:span><text:span text:style-name="T6"><text:tab/><text:s text:c="10"/>Fecha de Solicitud:<text:s/></text:span><text:span text:style-name="T7">[FECHA]</text:span><text:span text:style-name="T8"><text:s/></text:span><text:span text:style-name="T9"><text:tab/>Analista:<text:s/></text:span><text:span text:style-name="T10">[ANALISTA]</text:span></text:p>
      <text:p text:style-name="P11">DATOS PERSONALES DEL SOLICITANTE</text:p>
      <text:p text:style-name="Normal"><text:span text:style-name="T12">Nombres y Apellido:<text:s/></text:span><text:span text:style-name="T13">[NOMBRE]</text:span><text:span text:style-name="T14"><text:s text:c="20"/></text:span><text:span text:style-name="T15"><text:tab/></text:span><text:span text:style-name="T16">Cedula:<text:s/></text:span><text:span text:style-name="T17">[CEDULA]</text:span></text:p>
      <text:p text:style-name="Normal"><text:span text:style-name="T18">Fecha de Nacimiento:<text:s/></text:span><text:span text:style-name="T19">[FECHA_SOCIO]</text:span><text:span text:style-name="T20"><text:s/>Edad:<text:s/></text:span><text:span text:style-name="T21">[EDAD]</text:span><text:span text:style-name="T22"><text:s/></text:span><text:span text:style-name="T23">Años Sexo:<text:s/></text:span><text:span text:style-name="T24">[SEXO]</text:span><text:span text:style-name="T25"><text:s/>Escolaridad:<text:s/></text:span><text:span text:style-name="T26">[ESCOLARIDAD]</text:span></text:p>
      <text:p text:style-name="Normal"><text:span text:style-name="T27">Profesión u Oficio:<text:s/></text:span><text:span text:style-name="T28">[PROFESION]</text:span><text:span text:style-name="T29"><text:s/>Estado Civil:<text:s/></text:span><text:span text:style-name="T30">[ESTADO_CIVIL]</text:span><text:span text:style-name="T31"><text:s/>Años de la relación:<text:s/></text:span><text:span text:style-name="T32">[ANIO_RELACION]</text:span></text:p>
      <text:p text:style-name="Normal"><text:span text:style-name="T33">Numero de dependientes:<text:s/></text:span><text:span text:style-name="T34">[DEPENDIENTES]<text:s/></text:span><text:span text:style-name="T35">Edad de los hijos: ___/___/___/___ Años</text:span></text:p>
      <text:p text:style-name="Normal"><text:span text:style-name="T36">Pertenencia del Domicilio:<text:s/></text:span><text:span text:style-name="T37">[PERTEN</text:span><text:span text:style-name="T38">ENCIA]</text:span><text:span text:style-name="T39"><text:s/>Teléfono:<text:s/></text:span><text:span text:style-name="T40">[TELEFONO]</text:span></text:p>
      <text:p text:style-name="Normal"><text:span text:style-name="T41">Dirección del Domicilio:<text:s/></text:span><text:span text:style-name="T42">[DIRECCION]</text:span></text:p>
      <text:p text:style-name="Normal"><text:span text:style-name="T43">Municipio:<text:s/></text:span><text:span text:style-name="T44">[MUNICIPIO]</text:span><text:span text:style-name="T45"><text:s text:c="3"/></text:span><text:span text:style-name="T46">Departamento:<text:s/></text:span><text:span text:style-name="T47">[DEPARTAMENTO]</text:span></text:p>
      <text:p text:style-name="P48">DATOS PERSONALES DEL CONYUGE</text:p>
      <text:p text:style-name="Normal"><text:span text:style-name="T49">Nombres y Apellido:<text:s/></text:span><text:span text:style-name="T50">[NOMBRE_CONYUGE]</text:span><text:span text:style-name="T51"><text:s text:c="3"/>Cedula N°:<text:s/></text:span><text:span text:style-name="T52">[CEDULA_CONYUGE]</text:span></text:p>
      <text:p text:style-name="Normal"><text:span text:style-name="T53">Fecha de Nacimiento:<text:s/></text:span><text:span text:style-name="T54">[FECHA_CONYUGE]</text:span><text:span text:style-name="T55"><text:s text:c="3"/>Ed</text:span><text:span text:style-name="T56">ad:<text:s/></text:span><text:span text:style-name="T57">[EDAD_CONYUGE]</text:span><text:span text:style-name="T58"><text:s/>Años<text:s/></text:span></text:p>
      <text:p text:style-name="Normal"><text:span text:style-name="T59">Ocupación:<text:s/></text:span><text:span text:style-name="T60">[OCUPACION_CONYUGE]</text:span><text:span text:style-name="T61"><text:tab/></text:span></text:p>
      <text:p text:style-name="Normal"><text:span text:style-name="T62">Teléfono:<text:s/></text:span><text:span text:style-name="T63">[TELEFONO_CONYUGE]</text:span><text:span text:style-name="T64"><text:s/>Lugar de trabajo:<text:s/></text:span><text:span text:style-name="T65">[LUGAR_TRABAJO]</text:span><text:span text:style-name="T66"><text:s/></text:span></text:p>
      <text:p text:style-name="Normal"><text:span text:style-name="T67">Tiempo de laborar en la empresa<text:s/></text:span><text:span text:style-name="T68">[TIEMPO_LABORAR_CONYUGE]</text:span><text:span text:style-name="T69"><text:s/>Años</text:span></text:p>
      <text:p text:style-name="Normal"><text:span text:style-name="T70">Dirección del Domicilio:<text:s/></text:span><text:span text:style-name="T71">[DIRECCION_CONYUGE]</text:span></text:p>
      <text:p text:style-name="P72">DATOS DEL EMPLEO</text:p>
      <text:p text:style-name="Normal"><text:span text:style-name="T73">Empresa:<text:s/></text:span><text:span text:style-name="T74">[EMPRESA]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NUMERO INSS:<text:s/></text:span><text:span text:style-name="T81">[INSS]</text:span></text:p>
      <text:p text:style-name="Normal"><text:span text:style-name="T82">Dirección de la empresa:<text:s/></text:span><text:span text:style-name="T83">[DIRECCION_EMPRESA]</text:span><text:s/></text:p>
      <text:p text:style-name="Normal"><text:span text:style-name="T84">Departamento:<text:s/></text:span><text:span text:style-name="T85">[DEPARTAMENTO_EMPRESA]</text:span><text:span text:style-name="T86"><text:s/></text:span></text:p>
      <text:p text:style-name="Normal"><text:span text:style-name="T87">Municipio:<text:s/></text:span><text:span text:style-name="T88">[MUNICIPIO_EMPRESA]</text:span><text:span text:style-name="T89"><text:s text:c="3"/>Teléfono:<text:s/></text:span><text:span text:style-name="T90">[TELEFONO_EMPRESA]</text:span><text:span text:style-name="T91"><text:s/></text:span></text:p>
      <text:p text:style-name="Normal"><text:span text:style-name="T92">Tiempo de laborar:<text:s/></text:span><text:span text:style-name="T93">[TIEMPO_LABORAR_EMPRESA]</text:span><text:span text:style-name="T94"><text:s/></text:span><text:span text:style-name="T95">Cargo:</text:span><text:span text:style-name="T96"><text:s/></text:span><text:span text:style-name="T97">[CARGO_EMPRESA]</text:span></text:p>
      <text:p text:style-name="Normal"><text:span text:style-name="T98">Salario Mensual:<text:s/></text:span><text:span text:style-name="T99">[SALARIO_MENSUAL]</text:span><text:span text:style-name="T100"><text:s text:c="4"/>Forma de pago:<text:s/></text:span><text:span text:style-name="T101">[FORMA_PAGO_EMPRESA]</text:span></text:p>
      <text:p text:style-name="P102">DATOS DEL FINANCIAMIENTO</text:p>
      <text:p text:style-name="Normal"><text:span text:style-name="T103">Cantidad Solicitada C$:<text:s/></text:span><text:span text:style-name="T104">[CANTIDAD_SOLICITADA]</text:span><text:span text:style-name="T105"><text:s text:c="6"/>Plazo:<text:s/></text:span><text:span text:style-name="T106">[PLAZO]</text:span><text:span text:style-name="T107"><text:s/>Forma de pago:<text:s/></text:span><text:span text:style-name="T108">[FORMA_PAGO]</text:span></text:p>
      <text:p text:style-name="Normal"><text:span text:style-name="T109">Cuota que puede pagar:<text:s/></text:span><text:span text:style-name="T110">[CUOTA_PAGAR]</text:span><text:span text:style-name="T111"><text:s/>Destino del Crédito:<text:s/></text:span><text:span text:style-name="T112">[DESTINO_CREDITO]</text:span></text:p>
      <text:p text:style-name="Normal"><text:span text:style-name="T113">Ubicación de la inversión:</text:span><text:span text:style-name="T114"><text:s/>[UBI]</text:span></text:p>
      <text:p text:style-name="Normal"><text:span text:style-name="T115">Garantías ofrecidas:<text:s/></text:span><text:span text:style-name="T116">[GARANTIAS_OFRECIDAS]</text:span></text:p>
      <text:p text:style-name="Normal"><text:span text:style-name="T117">¿Aceptaría un monto, plazo y condiciones diferentes a las solicitadas?:<text:s/></text:span><text:span text:style-name="T118">[CONDICIONES_DIFERENTES]</text:span></text:p>
      <text:p text:style-name="Normal"/>
      <text:p text:style-name="Normal"/>
      <text:soft-page-break/>
      <text:p text:style-name="P119">ANTECEDENTES CREDITICIOS (Bancarios, Casas,<text:s/>ONGs, Cooperativas, Otros)</text:p>
      <text:p text:style-name="Normal"><text:span text:style-name="T120">Ha tenido crédito:<text:s/></text:span><text:span text:style-name="T121">[HA_TENIDO_CREDITO]</text:span><text:span text:style-name="T122"><text:s/>Tiene crédito actualmente:<text:s/></text:span><text:span text:style-name="T123">[TIENE_CREDITO]</text:span></text:p>
      <text:p text:style-name="Normal"><text:span text:style-name="T124">Institución:<text:s/></text:span><text:span text:style-name="T125">[INSTITUCION_1]</text:span><text:span text:style-name="T126"><text:s/>Fecha:<text:s/></text:span><text:span text:style-name="T127">[FECHA_1]</text:span><text:span text:style-name="T128"><text:s/>Monto:<text:s/></text:span><text:span text:style-name="T129">[MONTO_1]</text:span><text:span text:style-name="T130"><text:s/>Saldo:<text:s/></text:span><text:span text:style-name="T131">[SALDO_1]<text:s/></text:span></text:p>
      <text:p text:style-name="Normal"><text:span text:style-name="T132">Institución:<text:s/></text:span><text:span text:style-name="T133">[INSTITUCION_2]</text:span><text:span text:style-name="T134"><text:s/>Fecha:<text:s/></text:span><text:span text:style-name="T135">[FECHA_2]</text:span><text:span text:style-name="T136"><text:s/>Monto:<text:s/></text:span><text:span text:style-name="T137">[MONTO_2]</text:span><text:span text:style-name="T138"><text:s/>Sal</text:span><text:span text:style-name="T139">do:<text:s/></text:span><text:span text:style-name="T140">[SALDO_2]</text:span></text:p>
      <text:p text:style-name="Normal"><text:span text:style-name="T141">Institución:<text:s/></text:span><text:span text:style-name="T142">[INSTITUCION_3]</text:span><text:span text:style-name="T143"><text:s/>Fecha:<text:s/></text:span><text:span text:style-name="T144">[FECHA_3]</text:span><text:span text:style-name="T145"><text:s/>Monto:<text:s/></text:span><text:span text:style-name="T146">[MONTO_3]</text:span><text:span text:style-name="T147"><text:s/>Saldo:<text:s/></text:span><text:span text:style-name="T148">[SALDO_3]</text:span></text:p>
      <text:p text:style-name="P149">REFERENCIAS PERSONALES:</text:p>
      <text:p text:style-name="Normal"><text:span text:style-name="T150">Nombre</text:span><text:span text:style-name="T151"><text:tab/></text:span><text:span text:style-name="T152"><text:tab/></text:span><text:span text:style-name="T153"><text:tab/></text:span><text:span text:style-name="T154"><text:tab/>Domicilio</text:span><text:span text:style-name="T155"><text:tab/></text:span><text:span text:style-name="T156"><text:tab/></text:span><text:span text:style-name="T157"><text:tab/></text:span><text:span text:style-name="T158"><text:tab/>Teléfono</text:span></text:p>
      <text:p text:style-name="Normal"><text:span text:style-name="T159">[RE_1]</text:span><text:span text:style-name="T160"><text:s text:c="53"/></text:span><text:span text:style-name="T161">[RED_1]</text:span><text:span text:style-name="T162"><text:s text:c="40"/></text:span><text:span text:style-name="T163"><text:s text:c="11"/></text:span><text:bookmark-start text:name="_Hlk68982630"/><text:span text:style-name="T164">[TF_1]</text:span><text:bookmark-end text:name="_Hlk68982630"/></text:p>
      <text:p text:style-name="Normal"><text:span text:style-name="T165">[RE_2]</text:span><text:span text:style-name="T166"><text:s text:c="53"/></text:span><text:span text:style-name="T167">[RED_2]</text:span><text:span text:style-name="T168"><text:s text:c="51"/></text:span><text:span text:style-name="T169">[TF_2]</text:span></text:p>
      <text:p text:style-name="Normal"><text:span text:style-name="T170">[RE_3]</text:span><text:span text:style-name="T171"><text:s text:c="53"/></text:span><text:span text:style-name="T172">[RED_3]</text:span><text:s text:c="48"/><text:s text:c="8"/><text:span text:style-name="T173">[TF_3]</text:span></text:p>
      <text:p text:style-name="P174">INFORMACIÓN SOBRE GARANTIA:</text:p>
      <text:p text:style-name="P175">Datos del Primer Fiador</text:p>
      <text:p text:style-name="Normal"><text:span text:style-name="T176">Nombres y Apellido:<text:s/></text:span><text:span text:style-name="T177">[FIADOR_</text:span><text:span text:style-name="T178">NOMBRE_1</text:span><text:span text:style-name="T179">]</text:span><text:span text:style-name="T180"><text:s text:c="3"/>Cedula N°:<text:s/></text:span><text:span text:style-name="T181">[FIADOR_CEDULA_1]</text:span></text:p>
      <text:p text:style-name="Normal"><text:span text:style-name="T182">Domicilio:<text:s/></text:span><text:span text:style-name="T183">[FIADOR_DIRECCION_1]<text:s/></text:span><text:span text:style-name="T184"><text:tab/></text:span><text:span text:style-name="T185">Municipio:<text:s/></text:span><text:span text:style-name="T186">[FIADOR_MUNICIPIO_1]</text:span></text:p>
      <text:p text:style-name="Normal"><text:span text:style-name="T187">Estado Civil:<text:s/></text:span><text:span text:style-name="T188">[</text:span><text:span text:style-name="T189">FIADOR_ESTADO_CIVIL_1]</text:span><text:span text:style-name="T190"><text:s/></text:span><text:span text:style-name="T191"><text:tab/>Nombre Cónyuge:<text:s/></text:span><text:span text:style-name="T192">[FIADOR _CONYUGE_1]<text:s/></text:span><text:span text:style-name="T193"><text:tab/></text:span></text:p>
      <text:p text:style-name="Normal"><text:span text:style-name="T194">Profesión u Oficio:<text:s/></text:span><text:span text:style-name="T195">[FIADOR _PROFESION_1]</text:span><text:span text:style-name="T196"><text:s/></text:span><text:span text:style-name="T197"><text:tab/>Lugar de Trabajo:<text:s/></text:span><text:span text:style-name="T198">[FIADOR_LUGAR_1]<text:s/></text:span><text:span text:style-name="T199"><text:tab/></text:span></text:p>
      <text:p text:style-name="Normal"><text:span text:style-name="T200">Dirección:<text:s/></text:span><text:span text:style-name="T201">[FIADOR_DIRECCION_1]</text:span><text:span text:style-name="T202"><text:s/></text:span><text:span text:style-name="T203"><text:tab/>Teléfono:<text:s/></text:span><text:span text:style-name="T204">[FIADOR_TELEFONO_1]<text:s/></text:span><text:span text:style-name="T205"><text:tab/></text:span></text:p>
      <text:p text:style-name="Normal"><text:span text:style-name="T206">Tiempo de Laborar:<text:s/></text:span><text:span text:style-name="T207">[FIADOR_T_LABO_1]</text:span><text:span text:style-name="T208"><text:s/></text:span><text:span text:style-name="T209"><text:tab/>Ingreso Men</text:span><text:span text:style-name="T210">sual:<text:s/></text:span><text:span text:style-name="T211">[F_I_M_1]</text:span><text:span text:style-name="T212"><text:s text:c="3"/>Egreso Mensual:<text:s/></text:span><text:span text:style-name="T213">[F_E_M_1]</text:span><text:span text:style-name="T214"><text:tab/></text:span></text:p>
      <text:p text:style-name="Normal"><text:span text:style-name="T215">Disponibilidad al mes:<text:s/></text:span><text:span text:style-name="T216">[FIADOR_D_1]</text:span><text:span text:style-name="T217"><text:s/>Tiempo de Conocer al solicitante:<text:s/></text:span><text:span text:style-name="T218">[F_T_1]</text:span><text:span text:style-name="T219"><text:s text:c="3"/>Años Parentesco:<text:s/></text:span><text:span text:style-name="T220">[A_Ñ_1]</text:span></text:p>
      <text:p text:style-name="P221"/>
      <text:p text:style-name="P222">Datos del Segundo Fiador</text:p>
      <text:p text:style-name="Normal"><text:span text:style-name="T223">Nombres y Apellido:<text:s/></text:span><text:span text:style-name="T224">[FIADOR_</text:span><text:span text:style-name="T225">NOMBRE_2</text:span><text:span text:style-name="T226">]</text:span><text:span text:style-name="T227"><text:s text:c="3"/>Cedula N°:<text:s/></text:span><text:span text:style-name="T228">[FIADOR_CEDULA_2]</text:span></text:p>
      <text:p text:style-name="Normal"><text:span text:style-name="T229">Domicilio:<text:s/></text:span><text:span text:style-name="T230">[FIADOR_DIRECCION_2]<text:s/></text:span><text:span text:style-name="T231"><text:tab/></text:span><text:span text:style-name="T232">Municipio:<text:s/></text:span><text:span text:style-name="T233">[FIADOR_MUNICIPIO_2]</text:span></text:p>
      <text:p text:style-name="Normal"><text:span text:style-name="T234">Estado Civil:<text:s/></text:span><text:span text:style-name="T235">[FIADOR_ESTADO_CIVIL_2]</text:span><text:span text:style-name="T236"><text:s/></text:span><text:span text:style-name="T237"><text:tab/>Nombre Cónyuge:<text:s/></text:span><text:span text:style-name="T238">[FIADOR _CONYUGE_2]<text:s/></text:span><text:span text:style-name="T239"><text:tab/></text:span></text:p>
      <text:p text:style-name="Normal"><text:span text:style-name="T240">Profesión u Oficio:<text:s/></text:span><text:span text:style-name="T241">[FIADOR _PROFESION_2]</text:span><text:span text:style-name="T242"><text:s/></text:span><text:span text:style-name="T243"><text:tab/>Lugar de Trabajo:<text:s/></text:span><text:span text:style-name="T244">[FIADOR_LUGAR_2]<text:s/></text:span><text:span text:style-name="T245"><text:tab/></text:span></text:p>
      <text:p text:style-name="Normal"><text:span text:style-name="T246">Dirección:<text:s/></text:span><text:span text:style-name="T247">[</text:span><text:span text:style-name="T248">FIADOR_DIRECCION_2]</text:span><text:span text:style-name="T249"><text:s/></text:span><text:span text:style-name="T250"><text:tab/>Teléfono:<text:s/></text:span><text:span text:style-name="T251">[FIADOR_TELEFONO_2]<text:s/></text:span><text:span text:style-name="T252"><text:tab/></text:span></text:p>
      <text:p text:style-name="Normal"><text:span text:style-name="T253">Tiempo de Laborar:<text:s/></text:span><text:span text:style-name="T254">[FIADOR_T_LABO_2]</text:span><text:span text:style-name="T255"><text:s/></text:span><text:span text:style-name="T256"><text:tab/>Ingreso Mensual:<text:s/></text:span><text:span text:style-name="T257">[F_I_M_2]</text:span><text:span text:style-name="T258"><text:s text:c="3"/>Egreso Mensual:<text:s/></text:span><text:span text:style-name="T259">[F_E_M_2]</text:span><text:span text:style-name="T260"><text:tab/></text:span></text:p>
      <text:p text:style-name="Normal"><text:span text:style-name="T261">Disponibilidad al mes:<text:s/></text:span><text:span text:style-name="T262">[FIADOR_D_2]</text:span><text:span text:style-name="T263"><text:s/>Tiempo de Conocer al solicitante:<text:s/></text:span><text:span text:style-name="T264">[F_T_2]</text:span><text:span text:style-name="T265"><text:s text:c="3"/>Años Parentesco:<text:s/></text:span><text:span text:style-name="T266">[A_Ñ_2]</text:span><text:span text:style-name="T267"><text:tab/></text:span></text:p>
      <text:p text:style-name="P268"><text:tab/></text:p>
      <text:soft-page-break/>
      <text:p text:style-name="P269">Garantía Hipotecaria o Prendataria: (Descripción, Valor y Datos registrados de garantía:</text:p>
      <text:p text:style-name="P270">[GARANTIA_HIPOTECARIA]</text:p>
      <text:p text:style-name="P271"/>
      <text:p text:style-name="P272"/>
      <text:p text:style-name="P273"/>
      <text:p text:style-name="Normal"><text:span text:style-name="T274">Declaramos que la información dada en la presente solicitud y en la documentación adjunta es verdadera así mismo autorizamos a la<text:s/></text:span><text:span text:style-name="T275">Cooperativa<text:s/></text:span><text:span text:style-name="T276">Multisectorial Lácteos Nicacentro, R.</text:span><text:span text:style-name="T277"><text:s/>a que verifique a fin de tramitar la presente solicitud. Estamos dispuestos a proporcionarle cualquier información adicional requerida.</text:span></text:p>
      <text:p text:style-name="P278"/>
      <text:p text:style-name="Normal"><draw:connector draw:type="line" svg:x1="4.43899in" svg:y1="0.14583in" svg:x2="5.82163in" svg:y2="0.14583in" draw:z-index="251662336" draw:id="id0" draw:style-name="a0" draw:name="Conector recto 3" text:anchor-type="paragraph"><svg:title/><svg:desc/></draw:connector><draw:connector draw:type="line" svg:x1="2.45064in" svg:y1="0.14653in" svg:x2="3.83397in" svg:y2="0.14653in" draw:z-index="251660288" draw:id="id1" draw:style-name="a1" draw:name="Conector recto 2" text:anchor-type="paragraph"><svg:title/><svg:desc/></draw:connector><draw:connector draw:type="line" svg:x1="0.00208in" svg:y1="0.14722in" svg:x2="1.10208in" svg:y2="0.14722in" draw:z-index="251659264" draw:id="id2" draw:style-name="a2" draw:name="Conector recto 1" text:anchor-type="paragraph"><svg:title/><svg:desc/></draw:connector></text:p>
      <text:p text:style-name="P279">Firma del Solicitante<text:tab/><text:tab/><text:tab/>Firma del Primer Fiador<text:tab/><text:tab/>Firma del Segundo Fiado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80">CARTA AVAL</text:p>
      <text:p text:style-name="Normal"/>
      <text:p text:style-name="P281">El comité del centro de recolección y enfriamiento de leche COMCREL________________, por medio del presente aval al productor o productora.</text:p>
      <text:p text:style-name="P282">Sr.(a): [NOMBRE]</text:p>
      <text:p text:style-name="P283"><text:span text:style-name="T284">Con cedula de identidad No<text:s/></text:span><text:span text:style-name="T285">[CEDULA]</text:span><text:span text:style-name="T286"><text:s/>residente de la comunidad de<text:s/></text:span><text:span text:style-name="T287">[MUNICIPIO]</text:span><text:span text:style-name="T288"><text:s/>y asociado(a) de nuestra cooperativa Nicacentro, para presentar SOLICITUD DE CREDITO por ser un(a) socio(a) responsable, honesto y cumplidor del Acuerdo Cooperativo de Constitución de nuestra organización y que a su vez cuenta con el respaldo e</text:span><text:span text:style-name="T289">conómico necesario para presentar dicha solicitud.</text:span></text:p>
      <text:p text:style-name="P290"><text:span text:style-name="T291">MONTO SOLICITADO C$:<text:s/></text:span><text:span text:style-name="T292">[CANTIDAD_SOLICITADA]</text:span></text:p>
      <text:p text:style-name="P293"><text:span text:style-name="T294">CANTIDAD DE LECHE ENTREGADA POR DIA<text:s/></text:span><text:span text:style-name="T295">[LECHE_DIA]</text:span><text:span text:style-name="T296"><text:s/>Lts</text:span></text:p>
      <text:p text:style-name="P297"><text:span text:style-name="T298">OBSERVACIONES:<text:s/></text:span><text:span text:style-name="T299">[OBSERVACIONES]</text:span></text:p>
      <text:p text:style-name="P300"/>
      <text:p text:style-name="P301">Dado en la Comunidad de____________________ Municipio de Matiguas a los________________________</text:p>
      <text:p text:style-name="P302">Días del mes de____________________________ del año dos mil___________________________________</text:p>
      <text:p text:style-name="P303"/>
      <text:p text:style-name="P304"/>
      <text:p text:style-name="P305"/>
      <text:p text:style-name="Normal"/>
      <text:p text:style-name="Normal"/>
      <text:p text:style-name="Normal"/>
      <text:p text:style-name="Normal"><draw:connector draw:type="line" svg:x1="4.30417in" svg:y1="0.14653in" svg:x2="5.68681in" svg:y2="0.14653in" draw:z-index="251665408" draw:id="id3" draw:style-name="a3" draw:name="Conector recto 5" text:anchor-type="paragraph"><svg:title/><svg:desc/></draw:connector><draw:connector draw:type="line" svg:x1="-0.00069in" svg:y1="0.14861in" svg:x2="1.26945in" svg:y2="0.14861in" draw:z-index="251664384" draw:id="id4" draw:style-name="a4" draw:name="Conector recto 6" text:anchor-type="paragraph"><svg:title/><svg:desc/></draw:connector></text:p>
      <text:p text:style-name="Normal"><text:span text:style-name="T306">Miembro de COMCREL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text:s text:c="26"/></text:span><text:span text:style-name="T312">Coordinador de COMCREL</text:span><text:span text:style-name="T313"><text:tab/></text:span><text:span text:style-name="T314"><text:tab/>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N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color="#4472C4"/>
    </style:style>
    <style:style style:name="P3" style:parent-style-name="Encabezado" style:family="paragraph">
      <style:paragraph-properties fo:text-align="center"/>
      <style:text-properties fo:font-weight="bold" style:font-weight-asian="bold" style:font-weight-complex="bold" fo:color="#4472C4"/>
    </style:style>
  </office:automatic-styles>
  <office:master-styles>
    <style:master-page style:name="MP0" style:page-layout-name="PL0">
      <style:header>
        <text:p text:style-name="P2">COOPERATIVA MULTISECTORIAL LACTEOS NICACENTRO, R.L.</text:p>
        <text:p text:style-name="P3">SOLICITUD DE CREDI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Rivera Moreira</meta:initial-creator>
    <dc:creator>Oscar Rivera Moreira</dc:creator>
    <meta:creation-date>2021-04-01T21:48:00Z</meta:creation-date>
    <dc:date>2021-04-11T04:15:00Z</dc:date>
    <meta:template xlink:href="Normal.dotm" xlink:type="simple"/>
    <meta:editing-cycles>92</meta:editing-cycles>
    <meta:editing-duration>PT10140S</meta:editing-duration>
    <meta:document-statistic meta:page-count="4" meta:paragraph-count="10" meta:word-count="797" meta:character-count="5175" meta:row-count="36" meta:non-whitespace-character-count="4388"/>
  </office:meta>
</office:document-meta>
</file>